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widows="1" fo:text-indent="0in" style:auto-text-indent="false"/>
      <style:text-properties officeooo:rsid="002cfd27" officeooo:paragraph-rsid="002cfd27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2b7aa7" officeooo:paragraph-rsid="002b7aa7"/>
    </style:style>
    <style:style style:name="P3" style:family="paragraph" style:parent-style-name="Text_20_body">
      <style:text-properties officeooo:rsid="002d4ba4" officeooo:paragraph-rsid="002d92af"/>
    </style:style>
    <style:style style:name="P4" style:family="paragraph" style:parent-style-name="Text_20_body">
      <style:text-properties officeooo:rsid="0031964b" officeooo:paragraph-rsid="0031964b"/>
    </style:style>
    <style:style style:name="P5" style:family="paragraph" style:parent-style-name="Text_20_body">
      <style:text-properties officeooo:rsid="0031c4b4" officeooo:paragraph-rsid="0031c4b4"/>
    </style:style>
    <style:style style:name="P6" style:family="paragraph" style:parent-style-name="Text_20_body">
      <style:text-properties officeooo:paragraph-rsid="0032da03"/>
    </style:style>
    <style:style style:name="T1" style:family="text">
      <style:text-properties officeooo:rsid="002cfd27"/>
    </style:style>
    <style:style style:name="T2" style:family="text">
      <style:text-properties officeooo:rsid="002ece0d"/>
    </style:style>
    <style:style style:name="T3" style:family="text">
      <style:text-properties officeooo:rsid="0031c4b4"/>
    </style:style>
    <style:style style:name="T4" style:family="text">
      <style:text-properties officeooo:rsid="0032d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"><text:span text:style-name="T3">Test: </text:span><text:line-break/><text:span text:style-name="T4">bazel-bin/tensorflow/examples/label_image/label_image --graph=/home/robotics/InceptionModel/Graph/graph.pb --labels=/home/robotics/InceptionModel/Graph/labels.txt --output_layer=final_result --image=/home/robotics/InceptionModel/TestImages/parrotTest.jpg --input_layer=Mul --output_layer=final_result</text:span></text:p>
      <text:p text:style-name="P4"/>
      <text:p text:style-name="P5">Train: </text:p>
      <text:p text:style-name="P3">bazel-bin/tensorflow/examples/image_retraining/retrain --image_dir ~/InceptionModel/DroneData --output_graph ~/InceptionModel/Graph/<text:span text:style-name="T2">graph.pb</text:span> --output_labels ~/InceptionModel/Graph/<text:span text:style-name="T2">labels.txt </text:span>--summaries_dir ~/InceptionModel/Summar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3:50:32.737527180</meta:creation-date>
    <dc:date>2017-04-26T21:04:26.776559849</dc:date>
    <meta:editing-duration>PT4H4M1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8" meta:character-count="549" meta:non-whitespace-character-count="530"/>
  </office:meta>
</office:document-meta>
</file>